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Parser.rai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Parser.isCase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.setPathOptions( PathContainer . Options path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.setMatchOptionalTrailingSeparator( boolean matchOptionalTrailing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.setCaseSensitive( boolean 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.isMatchOptionalTrailing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.parse( String path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.getPath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